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Standard"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69ad4" officeooo:paragraph-rsid="00169ad4"/>
    </style:style>
    <style:style style:name="P2" style:family="paragraph" style:parent-style-name="Standard">
      <style:paragraph-properties fo:text-align="start" style:justify-single-word="false"/>
      <style:text-properties officeooo:paragraph-rsid="0019f957"/>
    </style:style>
    <style:style style:name="P3" style:family="paragraph" style:parent-style-name="Text_20_body">
      <style:text-properties officeooo:paragraph-rsid="001cfda4"/>
    </style:style>
    <style:style style:name="P4" style:family="paragraph" style:parent-style-name="Title" style:master-page-name="Standard">
      <style:paragraph-properties style:page-number="1"/>
      <style:text-properties officeooo:rsid="00169ad4" officeooo:paragraph-rsid="00169ad4"/>
    </style:style>
    <style:style style:name="P5" style:family="paragraph" style:parent-style-name="Heading_20_1">
      <style:text-properties officeooo:rsid="001a7163" officeooo:paragraph-rsid="001a7163"/>
    </style:style>
    <style:style style:name="P6" style:family="paragraph" style:parent-style-name="Heading_20_1">
      <style:paragraph-properties fo:break-before="page"/>
      <style:text-properties officeooo:rsid="0019f957" officeooo:paragraph-rsid="0019f957"/>
    </style:style>
    <style:style style:name="P7" style:family="paragraph" style:parent-style-name="Heading_20_1">
      <style:paragraph-properties fo:break-before="page"/>
      <style:text-properties officeooo:rsid="001a7163" officeooo:paragraph-rsid="001cfda4"/>
    </style:style>
    <style:style style:name="P8" style:family="paragraph" style:parent-style-name="Heading_20_2">
      <style:text-properties officeooo:rsid="001cfda4" officeooo:paragraph-rsid="001cfda4"/>
    </style:style>
    <style:style style:name="P9" style:family="paragraph" style:parent-style-name="Standard">
      <style:paragraph-properties fo:text-align="start" style:justify-single-word="false"/>
      <style:text-properties officeooo:rsid="00169ad4" officeooo:paragraph-rsid="001b189c"/>
    </style:style>
    <style:style style:name="P10" style:family="paragraph" style:parent-style-name="Standard">
      <style:paragraph-properties fo:text-align="start" style:justify-single-word="false"/>
      <style:text-properties officeooo:rsid="00169ad4" officeooo:paragraph-rsid="001cfda4"/>
    </style:style>
    <style:style style:name="P11" style:family="paragraph" style:parent-style-name="Standard">
      <style:text-properties officeooo:rsid="00169ad4" officeooo:paragraph-rsid="001cfda4"/>
    </style:style>
    <style:style style:name="P12" style:family="paragraph" style:parent-style-name="Standard">
      <style:text-properties officeooo:paragraph-rsid="001cfda4"/>
    </style:style>
    <style:style style:name="P13" style:family="paragraph" style:parent-style-name="Standard">
      <style:paragraph-properties fo:text-align="start" style:justify-single-word="false"/>
      <style:text-properties officeooo:paragraph-rsid="0019f957"/>
    </style:style>
    <style:style style:name="T1" style:family="text">
      <style:text-properties fo:background-color="#ffff00" loext:char-shading-value="0"/>
    </style:style>
    <style:style style:name="T2" style:family="text">
      <style:text-properties officeooo:rsid="001cfda4"/>
    </style:style>
    <style:style style:name="T3" style:family="text">
      <style:text-properties style:font-name="Times New Roman" fo:font-size="28pt" fo:letter-spacing="-0.018cm" style:letter-kerning="true" style:font-name-asian="Calibri1" style:font-size-asian="28pt" style:font-name-complex="Arial1"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Ende von WhatsApp für mich</text:span></text:p>
      <text:h text:style-name="P5" text:outline-level="1">Gründe</text:h>
      <text:h text:style-name="P8" text:outline-level="2">Aus der DS-Erklärung von WA</text:h>
      <text:p text:style-name="Standard"><text:span text:style-name="Strong_20_Emphasis">Geräte- und Verbindungsdaten</text:span>. Wenn du unsere Dienste installierst, nutzt oder auf sie zugreifst, erheben wir geräte- und verbindungsspezifische Informationen. Dazu gehören auch <text:span text:style-name="T1">Informationen zu deinem Hardware-Modell und Betriebssystem, Batteriestand, Signalstärke, App-Version, Informationen zum Browser und Mobilfunknetz sowie zu der Verbindung, einschließlich Telefonnummer, Mobilfunk- oder Internetanbieter, Sprache und Zeitzone, IP-Adresse, Informationen zum Gerätebetrieb und Kennungen</text:span> (einschließlich individueller IDs für <text:a xlink:type="simple" xlink:href="https://faq.whatsapp.com/general/security-and-privacy/the-facebook-company-products" text:style-name="Internet_20_link" text:visited-style-name="Visited_20_Internet_20_Link">Produkte von Facebook-Unternehmen</text:a>, die mit demselben Gerät oder Account verknüpft sind).</text:p>
      <text:p text:style-name="Standard"/>
      <text:p text:style-name="Standard"><text:span text:style-name="Strong_20_Emphasis">Standort-Informationen</text:span>. Mit deiner Zustimmung erheben und nutzen wir genaue Standortinformationen von deinem Gerät, wenn du standortbezogene Funktionen nutzt, z. B., wenn du deinen Standort mit deinen Kontakten teilst oder dir Standorte in der Nähe oder von deinen Kontakten mit dir geteilte Standorte ansiehst. In den Einstellungen deines Geräts oder der App findest du bestimmte Einstellungen in Zusammenhang mit Standortinformationen, z. B. Einstellungen zum Teilen deines Standorts. <text:span text:style-name="T1">Auch dann, wenn du unsere standortbezogenen Funktionen nicht nutzt, verwenden wir IP-Adressen und andere Informationen wie Telefonvorwahlen, um deinen ungefähren Standort bestimmen zu können </text:span>(z. B. Ort/Stadt und Land). Wir nutzen deine Standortinformationen außerdem für Diagnose- und Fehlerbehebungszwecke.</text:p>
      <text:p text:style-name="Standard"/>
      <text:h text:style-name="P8" text:outline-level="2">Gründe gegen WA</text:h>
      <text:p text:style-name="P3">Kaum etwas verrät mehr über einen Menschen, als mit wem er Kontakt hat. Aus den Telefonbüchern mehrerer WhatsApp-Nutzerinnen und -Nutzer könnte man problemlos detaillierte Netzwerke erstellen. Nichts anderes tun Geheimdienste, wenn sie eine Zielperson ausspionieren.</text:p>
      <text:p text:style-name="Text_20_body">Offiziell nutzt WhatsApp dein Telefonbuch, um dir anzuzeigen, welche deiner Kontakte ebenfalls WhatsApp nutzen. Das ist praktisch, lässt sich technisch aber auch anders lösen.</text:p>
      <text:p text:style-name="P12"/>
      <text:p text:style-name="Standard"/>
      <text:h text:style-name="P8" text:outline-level="2">Gründe für Signal</text:h>
      <text:p text:style-name="Standard">Der Messenger Signal hat zum Beispiel keinen Einblick in dein Telefonbuch. Stattdessen rechnet die App die Telefonnummern deiner Kontakte in einzigartige Zeichenwerte um, sogenannte Hashes. Signal kennt also nur die Hashes, nicht die echten Nummern. Wenn ein Hash bereits mit einem Signal-Nutzer verknüpft ist, erscheint er als verfügbarer Signal-Kontakt in deiner App. <text:span text:style-name="T2">(aus )</text:span></text:p>
      <text:p text:style-name="Standard"/>
      <text:h text:style-name="P6" text:outline-level="1">Nachricht Gruppe</text:h>
      <text:p text:style-name="P2">Moin!<text:line-break/>Ist euch das hier gestern aufgefallen?<text:line-break/><text:line-break/>https://www.heise.de/news/WhatsApp-aendert-Nutzungsbedingungen-Daten-werden-mit-Facebook-geteilt-5005893.html<text:line-break/><text:line-break/>Ab Februar ist WA quasi nicht mehr nutzbar, wenn man nicht die Einverständnis dazu gibt, dass auch FB die Daten von WA nutzen kann. Es geht, soweit ich das überblicken kann, nicht um den Inhalt von Nachrichten. Diese bleiben weiterhin Ende-zu-Ende-verschlüsselt und sollten damit sicher sein. Es geht um Daten des Adressbuches und andere Informationen, wie z.B. Nutzungsinfos (Häufigkeit, Uhrzeit, Dauer), Standort, Systeminfo, etc...<text:line-break/><text:line-break/>Hier 2 Bsp. aus den Datenschutzrichtlinien von WA über geteilte Informationen:<text:line-break/><text:line-break/>_[...] Informationen zu deinem Hardware-Modell und Betriebssystem, Batteriestand, Signalstärke, App-Version, Informationen zum Browser und Mobilfunknetz sowie zu der Verbindung, einschließlich Telefonnummer, Mobilfunk- oder Internetanbieter, Sprache und Zeitzone, IP-Adresse, Informationen zum Gerätebetrieb und Kennungen [...]_<text:line-break/><text:line-break/>_[...] Einstellungen zum Teilen deines Standorts. Auch dann, wenn du unsere standortbezogenen Funktionen nicht nutzt, verwenden wir IP-Adressen und andere Informationen wie Telefonvorwahlen, um deinen ungefähren Standort bestimmen zu können [...]_<text:line-break/><text:line-break/>Rahel und ich möchten daher weg von WA kommen. Leider ist das gar nicht so einfach und auch nicht mit bloßem Account-löschen getan, wenn man nicht allen Kontakt abrupt verlieren möchte. Wir wollen aber die Nutzung von WA auf jeden Fall stark einschränken und hoffen auf lange Sicht ganz weg von dieser App zu kommen.<text:line-break/><text:line-break/>Aus den genannten Gründen möchten wir euch fragen, ob ihr bereit wärt, euch einen weiteren Messenger zu installieren und unsere Kommunikation dort hin zu verlagern. Rahel und ich würden *Signal* (kostenlos, open source, von Experten bestätigte Sicherheit der Verschlüsselung, leider nicht ganz so sexy wie WA) oder *Threema* (Preis einmalig 3,99€, nicht open source aber dennoch als vertrauenswürdig eingestuft) präferieren.<text:line-break/><text:line-break/>Wir freuen uns auf euer Feedback und würden uns sehr freuen, wenn ihr mit uns "umziehen" würdet!</text:p>
      <text:h text:style-name="P6" text:outline-level="1">Nachricht Einzelperson</text:h>
      <text:p text:style-name="P2">Moin!<text:line-break/>Ist dir das hier gestern aufgefallen?<text:line-break/><text:line-break/>https://www.heise.de/news/WhatsApp-aendert-Nutzungsbedingungen-Daten-werden-mit-Facebook-geteilt-5005893.html<text:line-break/><text:line-break/>Ab Februar ist WA quasi nicht mehr nutzbar, wenn man nicht die Einverständnis dazu gibt, dass auch FB die Daten von WA nutzen kann. Es geht, soweit ich das überblicken kann, nicht um den Inhalt von Nachrichten. Diese bleiben weiterhin Ende-zu-Ende-verschlüsselt und sollten damit sicher sein. Es geht um Daten des Adressbuches und andere Informationen, wie z.B. Nutzungsinfos (Häufigkeit, Uhrzeit, Dauer), Standort, Systeminfo, etc...<text:line-break/><text:line-break/>Hier 2 Bsp. aus den Datenschutzrichtlinien von WA über geteilte Informationen:<text:line-break/><text:line-break/>_[...] Informationen zu deinem Hardware-Modell und Betriebssystem, Batteriestand, Signalstärke, App-Version, Informationen zum Browser und Mobilfunknetz sowie zu der Verbindung, einschließlich Telefonnummer, Mobilfunk- oder Internetanbieter, Sprache und Zeitzone, IP-Adresse, Informationen zum Gerätebetrieb und Kennungen [...]_<text:line-break/><text:line-break/>_[...] Einstellungen zum Teilen deines Standorts. Auch dann, wenn du unsere standortbezogenen Funktionen nicht nutzt, verwenden wir IP-Adressen und andere Informationen wie Telefonvorwahlen, um deinen ungefähren Standort bestimmen zu können_ [...]<text:line-break/><text:line-break/>Rahel und ich möchten daher weg von WA kommen. Leider ist das gar nicht so einfach und auch nicht mit bloßem Account-löschen getan, wenn man nicht allen Kontakt abrupt verlieren möchte. Wir wollen aber die Nutzung von WA auf jeden Fall stark einschränken und hoffen auf lange Sicht ganz weg von dieser App zu kommen.<text:line-break/><text:line-break/>Aus den genannten Gründen möchten wir dich fragen, ob du bereit wärst, dir einen weiteren Messenger zu installieren und unsere Kommunikation dort hin zu verlagern. Rahel und ich würden *Signal* (kostenlos, open source, von Experten bestätigte Sicherheit der Verschlüsselung, leider nicht ganz so sexy wie WA) oder *Threema* (Preis einmalig 3,99€, nicht open source aber dennoch als vertrauenswürdig eingestuft) präferieren.<text:line-break/><text:line-break/>Wir freuen uns auf dein Feedback und würden uns sehr freuen, wenn du mit uns "umziehen" würdest!</text:p>
      <text:h text:style-name="P7" text:outline-level="1">Quellen</text:h>
      <text:p text:style-name="P11"><text:span text:style-name="T2">[1]<text:tab/></text:span><text:a xlink:type="simple" xlink:href="https://www.whatsapp.com/legal/updates/terms-of-service-eea" text:style-name="Internet_20_link" text:visited-style-name="Visited_20_Internet_20_Link">https://www.whatsapp.com/legal/updates/terms-of-service-eea</text:a></text:p>
      <text:p text:style-name="P11"/>
      <text:p text:style-name="P11"><text:span text:style-name="T2">[2]<text:tab/></text:span><text:a xlink:type="simple" xlink:href="https://www.whatsapp.com/legal/updates/privacy-policy-eea" text:style-name="Internet_20_link" text:visited-style-name="Visited_20_Internet_20_Link">https://www.whatsapp.com/legal/updates/privacy-policy-eea</text:a></text:p>
      <text:p text:style-name="P11"/>
      <text:p text:style-name="P10"><text:span text:style-name="T2">[3]<text:tab/></text:span><text:a xlink:type="simple" xlink:href="https://www.heise.de/news/WhatsApp-aendert-Nutzungsbedingungen-Daten-werden-mit-Facebook-geteilt-5005893.html" text:style-name="Internet_20_link" text:visited-style-name="Visited_20_Internet_20_Link">https://www.heise.de/news/WhatsApp-aendert-Nutzungsbedingungen-Daten-werden-mit-Facebook-geteilt-5005893.html</text:a></text:p>
      <text:p text:style-name="P10"/>
      <text:p text:style-name="P10"><text:span text:style-name="T2">[4]<text:tab/></text:span>https://www.vice.com/de/article/qj4qjd/whatsapp-datenschutz-warum-signal-threema-und-co-besser-si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Standard"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Standard" style:default-outline-level="" style:class="list">
      <style:paragraph-properties fo:margin-left="0.499cm" fo:margin-right="0cm" fo:margin-top="0cm" fo:margin-bottom="0cm" style:contextual-spacing="true"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635cm" style:contextual-spacing="false" fo:text-align="start" style:justify-single-word="false" fo:keep-together="always" fo:keep-with-next="always"/>
      <style:text-properties fo:font-variant="normal" fo:text-transform="non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cm" fo:margin-bottom="0.635cm" style:contextual-spacing="false" fo:text-align="start" style:justify-single-word="false"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cm" fo:margin-bottom="0.635cm" style:contextual-spacing="false" fo:text-align="start" style:justify-single-word="false" fo:keep-together="always" fo:keep-with-next="always"/>
      <style:text-properties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cm" fo:margin-bottom="0.635cm" style:contextual-spacing="false" fo:text-align="start" style:justify-single-word="false" fo:keep-together="always" fo:keep-with-next="always"/>
      <style:text-properties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Footnote" style:family="paragraph" style:parent-style-name="Standard" style:auto-update="true" style:default-outline-level="" style:class="extra">
      <style:paragraph-properties fo:text-align="start" style:justify-single-word="false"/>
      <style:text-properties fo:font-size="10pt" style:font-size-asian="10pt" style:font-size-complex="10pt"/>
    </style:style>
    <style:style style:name="caption" style:family="paragraph" style:parent-style-name="Standard" style:next-style-name="Standard" style:default-outline-level="">
      <style:paragraph-properties fo:margin-top="0cm" fo:margin-bottom="0.353cm" style:contextual-spacing="false" fo:text-align="center" style:justify-single-word="false"/>
      <style:text-properties fo:font-weight="bold" style:font-weight-asian="bold" style:font-size-complex="12pt" style:font-style-complex="italic"/>
    </style:style>
    <style:style style:name="TOC_20_Heading" style:display-name="TOC Heading" style:family="paragraph" style:parent-style-name="Standard" style:next-style-name="Standard" style:auto-update="true" style:default-outline-level="">
      <style:paragraph-properties fo:margin-top="0cm" fo:margin-bottom="0.635cm" style:contextual-spacing="false" fo:text-align="start" style:justify-single-word="false"/>
      <style:text-properties fo:font-size="16pt" fo:font-weight="bold" style:font-size-asian="16pt" style:font-weight-asian="bold"/>
    </style:style>
    <style:style style:name="table_20_of_20_figures" style:display-name="table of figures" style:family="paragraph" style:parent-style-name="Standard" style:next-style-name="Standard" style:auto-update="true" style:default-outline-level="">
      <style:paragraph-properties fo:margin-top="0cm" fo:margin-bottom="0.529cm" style:contextual-spacing="false">
        <style:tab-stops>
          <style:tab-stop style:position="14.482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529cm" fo:margin-bottom="0.176cm" style:contextual-spacing="false"/>
      <style:text-properties fo:font-weight="bold" style:font-weight-asian="bold"/>
    </style:style>
    <style:style style:name="Title" style:family="paragraph" style:parent-style-name="Standard" style:next-style-name="Standard" style:auto-update="true" style:default-outline-level="" style:class="chapter" style:master-page-name="">
      <style:paragraph-properties fo:margin-top="0cm" fo:margin-bottom="0.635cm" style:contextual-spacing="true" fo:text-align="center" style:justify-single-word="false" style:page-number="auto" fo:padding-left="0cm" fo:padding-right="0cm" fo:padding-top="0.282cm" fo:padding-bottom="0.141cm" fo:border="none"/>
      <style:text-properties fo:font-size="28pt" fo:letter-spacing="-0.018cm" style:letter-kerning="true" style:font-name-asian="Calibri1" style:font-family-asian="Calibri"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next-style-name="Standard" style:auto-update="true" style:default-outline-level="" style:class="chapter">
      <style:paragraph-properties fo:margin-top="0cm" fo:margin-bottom="0.282cm" style:contextual-spacing="false" fo:text-align="center" style:justify-single-word="false"/>
      <style:text-properties fo:font-size="22pt" fo:letter-spacing="0.026cm" style:font-name-asian="Calibri1" style:font-family-asian="Calibri" style:font-family-generic-asian="system" style:font-pitch-asian="variable" style:font-size-asian="22pt" style:font-name-complex="Arial1" style:font-family-complex="Arial" style:font-family-generic-complex="system" style:font-pitch-complex="variable" style:font-size-complex="22pt"/>
    </style:style>
    <style:style style:name="Quelltext" style:family="paragraph" style:parent-style-name="Standard" style:nex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top="0cm" fo:margin-bottom="0.176cm" style:contextual-spacing="false"/>
    </style:style>
    <style:style style:name="Contents_20_3" style:display-name="Contents 3" style:family="paragraph" style:parent-style-name="Standard" style:next-style-name="Standard" style:auto-update="true" style:default-outline-level="" style:class="index">
      <style:paragraph-properties fo:margin-top="0cm" fo:margin-bottom="0.176cm" style:contextual-spacing="false"/>
    </style:style>
    <style:style style:name="Contents_20_4" style:display-name="Contents 4" style:family="paragraph" style:parent-style-name="Standard" style:next-style-name="Standard" style:auto-update="true" style:default-outline-level="" style:class="index">
      <style:paragraph-properties fo:margin-top="0cm" fo:margin-bottom="0.176cm" style:contextual-spacing="false"/>
    </style:style>
    <style:style style:name="Contents_20_5" style:display-name="Contents 5" style:family="paragraph" style:parent-style-name="Standard" style:next-style-name="Standard" style:auto-update="true" style:default-outline-level=""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Endnote" style:family="paragraph" style:parent-style-name="Standard" style:default-outline-level="" style:class="extra">
      <style:text-properties fo:font-size="10pt" style:font-size-asian="10pt" style:font-size-complex="10pt"/>
    </style:style>
    <style:style style:name="Bildbeschriftung" style:family="paragraph" style:parent-style-name="caption" style:default-outline-level="">
      <style:paragraph-properties fo:text-align="justify" style:justify-single-word="false"/>
      <style:text-properties fo:font-style="italic" style:font-style-asian="italic"/>
    </style:style>
    <style:style style:name="Citavi_20_Bibliography_20_Heading" style:display-name="Citavi Bibliography Heading" style:family="paragraph" style:parent-style-name="Standard" style:default-outline-level="">
      <style:paragraph-properties fo:text-align="start" style:justify-single-word="false"/>
    </style:style>
    <style:style style:name="Citavi_20_Bibliography_20_Entry" style:display-name="Citavi Bibliography Entry" style:family="paragraph" style:parent-style-name="Standard" style:default-outline-level="">
      <style:paragraph-properties fo:margin-left="0.801cm" fo:margin-right="0cm" fo:margin-top="0cm" fo:margin-bottom="0.212cm" style:contextual-spacing="false" fo:text-align="start" style:justify-single-word="false" fo:text-indent="-0.801cm" style:auto-text-indent="false">
        <style:tab-stops>
          <style:tab-stop style:position="0.801cm"/>
        </style:tab-stops>
      </style:paragraph-properties>
    </style:style>
    <style:style style:name="Citavi_20_Bibliography_20_Subheading_20_1" style:display-name="Citavi Bibliography Subheading 1" style:family="paragraph" style:parent-style-name="Heading_20_2" style:default-outline-level="" style:list-style-name=""/>
    <style:style style:name="Citavi_20_Bibliography_20_Subheading_20_2" style:display-name="Citavi Bibliography Subheading 2" style:family="paragraph" style:parent-style-name="Heading_20_3" style:default-outline-level="" style:list-style-name=""/>
    <style:style style:name="Citavi_20_Bibliography_20_Subheading_20_3" style:display-name="Citavi Bibliography Subheading 3" style:family="paragraph" style:parent-style-name="Heading_20_4" style:default-outline-level="" style:list-style-name=""/>
    <style:style style:name="Citavi_20_Bibliography_20_Subheading_20_4" style:display-name="Citavi Bibliography Subheading 4" style:family="paragraph" style:parent-style-name="Heading_20_5" style:default-outline-level="" style:list-style-name="">
      <style:paragraph-properties fo:text-align="start" style:justify-single-word="false"/>
    </style:style>
    <style:style style:name="Citavi_20_Bibliography_20_Subheading_20_5" style:display-name="Citavi Bibliography Subheading 5" style:family="paragraph" style:parent-style-name="Heading_20_6" style:default-outline-level="" style:list-style-name=""/>
    <style:style style:name="Citavi_20_Bibliography_20_Subheading_20_6" style:display-name="Citavi Bibliography Subheading 6" style:family="paragraph" style:parent-style-name="Heading_20_7" style:default-outline-level="" style:list-style-name=""/>
    <style:style style:name="Citavi_20_Bibliography_20_Subheading_20_7" style:display-name="Citavi Bibliography Subheading 7" style:family="paragraph" style:parent-style-name="Heading_20_8" style:default-outline-level="" style:list-style-name=""/>
    <style:style style:name="Citavi_20_Bibliography_20_Subheading_20_8" style:display-name="Citavi Bibliography Subheading 8" style:family="paragraph" style:parent-style-name="Heading_20_9" style:default-outline-level="" style:list-style-name=""/>
    <style:style style:name="No_20_Spacing" style:display-name="No Spacing" style:family="paragraph" style:default-outline-level="">
      <style:paragraph-properties fo:margin-top="0cm" fo:margin-bottom="0cm" style: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404040" loext:opacity="100%"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Normal_20__28_Web_29_" style:display-name="Normal (Web)" style:family="paragraph" style:parent-style-name="Standard" style:default-outline-level="">
      <style:text-properties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Document_20_Map" style:display-name="Document Map" style:family="paragraph" style:parent-style-name="Standard" style:default-outline-level="">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4472c4" style:shadow="none"/>
      <style:text-properties fo:color="#4472c4" loext:opacity="100%" style:font-name="Calibri" fo:font-family="Calibri" style:font-family-generic="roman" style:font-pitch="variable" fo:font-style="italic" style:font-name-asian="Calibri1" style:font-family-asian="Calibri" style:font-family-generic-asian="system" style:font-pitch-asian="variable" style:font-style-asian="italic" style:font-style-complex="italic"/>
    </style:style>
    <style:style style:name="Body_20_Text_20_Indent_20_3" style:display-name="Body Text Indent 3" style:family="paragraph" style:parent-style-name="Standard" style:default-outline-level="">
      <style:paragraph-properties fo:margin-left="0.499cm" fo:margin-right="0cm" fo:margin-top="0cm" fo:margin-bottom="0.212cm" style:contextual-spacing="false" fo:text-indent="0cm" style:auto-text-indent="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Body_20_Text_20_3" style:display-name="Body Text 3" style:family="paragraph" style:parent-style-name="Standard" style:default-outline-level="">
      <style:paragraph-properties fo:margin-top="0cm" fo:margin-bottom="0.212cm" style:contextual-spacing="false"/>
      <style:text-properties fo:font-size="8pt" style:font-size-asian="8pt" style:font-size-complex="8pt"/>
    </style:style>
    <style:style style:name="Body_20_Text_20_2" style:display-name="Body Text 2" style:family="paragraph" style:parent-style-name="Standard" style:default-outline-level="">
      <style:paragraph-properties fo:margin-top="0cm" fo:margin-bottom="0.212cm" style:contextual-spacing="false" fo:line-height="200%"/>
    </style:style>
    <style:style style:name="Note_20_Heading" style:display-name="Note Heading" style:family="paragraph" style:parent-style-name="Standard" style:next-style-name="Standard" style:default-outline-level=""/>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style:contextual-spacing="false" fo:text-indent="0.635cm" style:auto-text-indent="false"/>
    </style:style>
    <style:style style:name="Body_20_Text_20_Indent" style:display-name="Body Text Indent" style:family="paragraph" style:parent-style-name="Text_20_body" style:default-outline-level="">
      <style:paragraph-properties fo:margin-left="0cm" fo:margin-right="0cm" fo:margin-top="0cm" fo:margin-bottom="0cm" style:contextual-spacing="false" fo:text-indent="0.635cm" style:auto-text-indent="false"/>
    </style:style>
    <style:style style:name="Date" style:family="paragraph" style:parent-style-name="Standard" style:next-style-name="Standard" style:default-outline-level=""/>
    <style:style style:name="Salutation" style:family="paragraph" style:parent-style-name="Standard" style:next-style-name="Standard" style:default-outline-level="" style:class="text"/>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0" style:shadow="none"/>
      <style:text-properties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List_20_Continue_20_5" style:display-name="List Continue 5" style:family="paragraph" style:parent-style-name="Standard" style:default-outline-level="">
      <style:paragraph-properties fo:margin-left="2.496cm" fo:margin-right="0cm" fo:margin-top="0cm" fo:margin-bottom="0.212cm" style:contextual-spacing="tru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style:contextual-spacing="tru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style:contextual-spacing="tru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style:contextual-spacing="true" fo:text-indent="0cm" style:auto-text-indent="false"/>
    </style:style>
    <style:style style:name="List_20_Continue" style:display-name="List Continue" style:family="paragraph" style:parent-style-name="Standard" style:default-outline-level="">
      <style:paragraph-properties fo:margin-left="0.499cm" fo:margin-right="0cm" fo:margin-top="0cm" fo:margin-bottom="0.212cm" style:contextual-spacing="true"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losing" style:family="paragraph" style:parent-style-name="Standard" style:default-outline-level="">
      <style:paragraph-properties fo:margin-left="7.5cm" fo:margin-right="0cm" fo:text-indent="0cm" style:auto-text-indent="false"/>
    </style:style>
    <style:style style:name="List_20_Number_20_5" style:display-name="List Number 5" style:family="paragraph" style:parent-style-name="Standard" style:default-outline-level="" style:list-style-name="WWNum11">
      <style:paragraph-properties fo:margin-top="0cm" fo:margin-bottom="0cm" style:contextual-spacing="true"/>
    </style:style>
    <style:style style:name="List_20_Number_20_4" style:display-name="List Number 4" style:family="paragraph" style:parent-style-name="Standard" style:default-outline-level="" style:list-style-name="WWNum10">
      <style:paragraph-properties fo:margin-top="0cm" fo:margin-bottom="0cm" style:contextual-spacing="true"/>
    </style:style>
    <style:style style:name="List_20_Number_20_3" style:display-name="List Number 3" style:family="paragraph" style:parent-style-name="Standard" style:default-outline-level="" style:list-style-name="WWNum9">
      <style:paragraph-properties fo:margin-top="0cm" fo:margin-bottom="0cm" style:contextual-spacing="true"/>
    </style:style>
    <style:style style:name="List_20_Number_20_2" style:display-name="List Number 2" style:family="paragraph" style:parent-style-name="Standard" style:default-outline-level="" style:list-style-name="WWNum8">
      <style:paragraph-properties fo:margin-top="0cm" fo:margin-bottom="0cm" style:contextual-spacing="true"/>
    </style:style>
    <style:style style:name="List_20_Bullet_20_5" style:display-name="List Bullet 5" style:family="paragraph" style:parent-style-name="Standard" style:default-outline-level="" style:list-style-name="WWNum5">
      <style:paragraph-properties fo:margin-top="0cm" fo:margin-bottom="0cm" style:contextual-spacing="true"/>
    </style:style>
    <style:style style:name="List_20_Bullet_20_4" style:display-name="List Bullet 4" style:family="paragraph" style:parent-style-name="Standard" style:default-outline-level="" style:list-style-name="WWNum4">
      <style:paragraph-properties fo:margin-top="0cm" fo:margin-bottom="0cm" style:contextual-spacing="true"/>
    </style:style>
    <style:style style:name="List_20_Bullet_20_3" style:display-name="List Bullet 3" style:family="paragraph" style:parent-style-name="Standard" style:default-outline-level="" style:list-style-name="WWNum3">
      <style:paragraph-properties fo:margin-top="0cm" fo:margin-bottom="0cm" style:contextual-spacing="true"/>
    </style:style>
    <style:style style:name="List_20_Bullet_20_2" style:display-name="List Bullet 2" style:family="paragraph" style:parent-style-name="Standard" style:default-outline-level="" style:list-style-name="WWNum2">
      <style:paragraph-properties fo:margin-top="0cm" fo:margin-bottom="0cm" style:contextual-spacing="true"/>
    </style:style>
    <style:style style:name="List_20_5" style:display-name="List 5" style:family="paragraph" style:parent-style-name="Standard" style:default-outline-level="" style:class="list">
      <style:paragraph-properties fo:margin-left="2.496cm" fo:margin-right="0cm" fo:margin-top="0cm" fo:margin-bottom="0cm" style:contextual-spacing="true" fo:text-indent="-0.499cm" style:auto-text-indent="false"/>
    </style:style>
    <style:style style:name="List_20_4" style:display-name="List 4" style:family="paragraph" style:parent-style-name="Standard" style:default-outline-level="" style:class="list">
      <style:paragraph-properties fo:margin-left="1.997cm" fo:margin-right="0cm" fo:margin-top="0cm" fo:margin-bottom="0cm" style:contextual-spacing="true" fo:text-indent="-0.499cm" style:auto-text-indent="false"/>
    </style:style>
    <style:style style:name="List_20_3" style:display-name="List 3" style:family="paragraph" style:parent-style-name="Standard" style:default-outline-level="" style:class="list">
      <style:paragraph-properties fo:margin-left="1.498cm" fo:margin-right="0cm" fo:margin-top="0cm" fo:margin-bottom="0cm" style:contextual-spacing="true" fo:text-indent="-0.499cm" style:auto-text-indent="false"/>
    </style:style>
    <style:style style:name="List_20_2" style:display-name="List 2" style:family="paragraph" style:parent-style-name="Standard" style:default-outline-level="" style:class="list">
      <style:paragraph-properties fo:margin-left="0.998cm" fo:margin-right="0cm" fo:margin-top="0cm" fo:margin-bottom="0cm" style:contextual-spacing="true" fo:text-indent="-0.499cm" style:auto-text-indent="false"/>
    </style:style>
    <style:style style:name="List_20_Number" style:display-name="List Number" style:family="paragraph" style:parent-style-name="Standard" style:default-outline-level="" style:list-style-name="WWNum7">
      <style:paragraph-properties fo:margin-top="0cm" fo:margin-bottom="0cm" style:contextual-spacing="true"/>
    </style:style>
    <style:style style:name="List_20_Bullet" style:display-name="List Bullet" style:family="paragraph" style:parent-style-name="Standard" style:default-outline-level="" style:list-style-name="WWNum1">
      <style:paragraph-properties fo:margin-top="0cm" fo:margin-bottom="0cm" style:contextual-spacing="true"/>
    </style:style>
    <style:style style:name="toa_20_heading" style:display-name="toa heading" style:family="paragraph" style:parent-style-name="Standard" style:next-style-name="Standard" style:default-outline-level="">
      <style:paragraph-properties fo:margin-top="0.212cm" fo:margin-bottom="0cm"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size-complex="12pt" style:font-weight-complex="bold"/>
    </style:style>
    <style:style style:name="macro" style:family="paragraph" style:default-outline-level="">
      <style:paragraph-properties fo:margin-top="0cm" fo:margin-bottom="0cm" style:contextual-spacing="false" fo:line-height="100%"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fo:font-size="10pt" style:font-size-asian="10pt" style:font-size-complex="10pt"/>
    </style:style>
    <style:style style:name="table_20_of_20_authorities" style:display-name="table of authorities" style:family="paragraph" style:parent-style-name="Standard" style:next-style-name="Standard" style:default-outline-level="">
      <style:paragraph-properties fo:margin-left="0.423cm" fo:margin-right="0cm" fo:text-indent="-0.423cm" style:auto-text-indent="false"/>
    </style:style>
    <style:style style:name="envelope_20_return" style:display-name="envelope return" style:family="paragraph" style:parent-style-name="Standard" style:default-outline-level="">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heading" style:display-name="index heading" style:family="paragraph" style:parent-style-name="Standard" style:next-style-name="index_20_1"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Normal_20_Indent" style:display-name="Normal Indent" style:family="paragraph" style:parent-style-name="Standard" style:default-outline-level="">
      <style:paragraph-properties fo:margin-left="1.24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176cm" style: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176cm" style:contextual-spacing="false" fo:text-indent="0cm" style:auto-text-indent="false"/>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text-transform="uppercase"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Überschrift_20_3_20_Zchn" style:display-name="Überschrift 3 Zchn" style:family="text" style:parent-style-name="Default_20_Paragraph_20_Font">
      <style:text-properties style:font-name="Times New Roman" fo:font-family="'Times New Roman'"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ahoma" style:font-family-complex="Tahoma" style:font-family-generic-complex="system" style:font-pitch-complex="variable" style:font-size-complex="12pt"/>
    </style:style>
    <style:style style:name="Überschrift_20_4_20_Zchn" style:display-name="Überschrift 4 Zchn" style:family="text" style:parent-style-name="Default_20_Paragraph_20_Font">
      <style:text-properties style:font-name="Times New Roman" fo:font-family="'Times New Roman'"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Fußnotentext_20_Zchn" style:display-name="Fußnotentext Zchn" style:family="text" style:parent-style-name="Default_20_Paragraph_20_Font">
      <style:text-properties style:font-name="Arial" fo:font-family="Arial" style:font-family-generic="roman" style:font-pitch="variable" fo:font-size="10pt" style:font-size-asian="10pt" style:font-size-complex="10pt"/>
    </style:style>
    <style:style style:name="Überschrift_20_5_20_Zchn" style:display-name="Überschrift 5 Zchn" style:family="text" style:parent-style-name="Default_20_Paragraph_20_Font">
      <style:text-properties fo:color="#2f5496"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style>
    <style:style style:name="Überschrift_20_7_20_Zchn" style:display-name="Überschrift 7 Zchn" style:family="text" style:parent-style-name="Default_20_Paragraph_20_Font">
      <style:text-properties fo:color="#1f3763"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itel_20_Zchn" style:display-name="Titel Zchn" style:family="text" style:parent-style-name="Default_20_Paragraph_20_Font">
      <style:text-properties style:font-name="Arial" fo:font-family="Arial" style:font-family-generic="roman" style:font-pitch="variable" fo:font-size="28pt" fo:letter-spacing="-0.018cm" style:letter-kerning="true" style:font-name-asian="Calibri1" style:font-family-asian="Calibri" style:font-family-generic-asian="system" style:font-pitch-asian="variable" style:font-size-asian="28pt" style:font-name-complex="Arial1" style:font-family-complex="Arial" style:font-family-generic-complex="system" style:font-pitch-complex="variable" style:font-size-complex="28pt"/>
    </style:style>
    <style:style style:name="Untertitel_20_Zchn" style:display-name="Untertitel Zchn" style:family="text" style:parent-style-name="Default_20_Paragraph_20_Font">
      <style:text-properties style:font-name="Arial" fo:font-family="Arial" style:font-family-generic="roman" style:font-pitch="variable" fo:font-size="22pt" fo:letter-spacing="0.026cm" style:font-name-asian="Calibri1" style:font-family-asian="Calibri" style:font-family-generic-asian="system" style:font-pitch-asian="variable" style:font-size-asian="22pt" style:font-name-complex="Arial1" style:font-family-complex="Arial" style:font-family-generic-complex="system" style:font-pitch-complex="variable" style:font-size-complex="22pt"/>
    </style:style>
    <style:style style:name="Quelltext_20_Zchn" style:display-name="Quelltext Zchn"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Kopfzeile_20_Zchn" style:display-name="Kopfzeile Zchn" style:family="text" style:parent-style-name="Default_20_Paragraph_20_Font">
      <style:text-properties style:font-name="Times New Roman" fo:font-family="'Times New Roman'" style:font-family-generic="roman" style:font-pitch="variable" fo:font-size="12pt" style:font-size-asian="12pt"/>
    </style:style>
    <style:style style:name="Fußzeile_20_Zchn" style:display-name="Fußzeile Zchn" style:family="text" style:parent-style-name="Default_20_Paragraph_20_Font">
      <style:text-properties style:font-name="Times New Roman" fo:font-family="'Times New Roman'" style:font-family-generic="roman" style:font-pitch="variable" fo:font-size="12pt" style:font-size-asian="12pt"/>
    </style:style>
    <style:style style:name="Placeholder_20_Text" style:display-name="Placeholder Text" style:family="text" style:parent-style-name="Default_20_Paragraph_20_Font">
      <style:text-properties fo:color="#808080" loext:opacity="100%"/>
    </style:style>
    <style:style style:name="postbody" style:family="text" style:parent-style-name="Default_20_Paragraph_20_Font"/>
    <style:style style:name="Endnotentext_20_Zchn" style:display-name="Endnotentext Zchn"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Mention" style:family="text" style:parent-style-name="Default_20_Paragraph_20_Font">
      <style:text-properties fo:color="#2b579a" loext:opacity="100%" fo:background-color="#e6e6e6"/>
    </style:style>
    <style:style style:name="caps" style:family="text" style:parent-style-name="Default_20_Paragraph_20_Font"/>
    <style:style style:name="article-header_5f__5f_meta-info-data" style:display-name="article-header__meta-info-data" style:family="text" style:parent-style-name="Default_20_Paragraph_20_Font"/>
    <style:style style:name="Beschriftung_20_Zchn" style:display-name="Beschriftung Zchn"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size-complex="12pt" style:font-style-complex="italic"/>
    </style:style>
    <style:style style:name="Bildbeschriftung_20_Zchn" style:display-name="Bildbeschriftung Zchn" style:family="text" style:parent-style-name="Beschriftung_20_Zchn">
      <style:text-properties style:font-name="Times New Roman" fo:font-family="'Times New Roman'" style:font-family-generic="roman" style:font-pitch="variable" fo:font-size="10pt" fo:font-style="italic" fo:font-weight="bold" style:font-size-asian="10pt" style:font-style-asian="italic" style:font-weight-asian="bold" style:font-size-complex="9pt" style:font-style-complex="italic"/>
    </style:style>
    <style:style style:name="Unresolved_20_Mention" style:display-name="Unresolved Mention" style:family="text" style:parent-style-name="Default_20_Paragraph_20_Font">
      <style:text-properties fo:color="#808080" loext:opacity="100%" fo:background-color="#e6e6e6"/>
    </style:style>
    <style:style style:name="Citavi_20_Bibliography_20_Heading_20_Zchn" style:display-name="Citavi Bibliography Heading Zchn" style:family="text" style:parent-style-name="Default_20_Paragraph_20_Font">
      <style:text-properties style:font-name="Times New Roman" fo:font-family="'Times New Roman'" style:font-family-generic="roman" style:font-pitch="variable" fo:font-size="12pt" style:font-size-asian="12pt"/>
    </style:style>
    <style:style style:name="Citavi_20_Bibliography_20_Entry_20_Zchn" style:display-name="Citavi Bibliography Entry Zchn" style:family="text" style:parent-style-name="Default_20_Paragraph_20_Font">
      <style:text-properties style:font-name="Times New Roman" fo:font-family="'Times New Roman'" style:font-family-generic="roman" style:font-pitch="variable" fo:font-size="12pt" style:font-size-asian="12pt"/>
    </style:style>
    <style:style style:name="Citavi_20_Bibliography_20_Subheading_20_1_20_Zchn" style:display-name="Citavi Bibliography Subheading 1 Zchn"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Citavi_20_Bibliography_20_Subheading_20_2_20_Zchn" style:display-name="Citavi Bibliography Subheading 2 Zchn" style:family="text" style:parent-style-name="Default_20_Paragraph_20_Font">
      <style:text-properties style:font-name="Times New Roman" fo:font-family="'Times New Roman'"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ahoma" style:font-family-complex="Tahoma" style:font-family-generic-complex="system" style:font-pitch-complex="variable" style:font-size-complex="12pt"/>
    </style:style>
    <style:style style:name="Citavi_20_Bibliography_20_Subheading_20_3_20_Zchn" style:display-name="Citavi Bibliography Subheading 3 Zchn" style:family="text" style:parent-style-name="Default_20_Paragraph_20_Font">
      <style:text-properties style:font-name="Times New Roman" fo:font-family="'Times New Roman'"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Citavi_20_Bibliography_20_Subheading_20_4_20_Zchn" style:display-name="Citavi Bibliography Subheading 4 Zchn" style:family="text" style:parent-style-name="Default_20_Paragraph_20_Font">
      <style:text-properties fo:color="#2f5496"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style>
    <style:style style:name="Citavi_20_Bibliography_20_Subheading_20_5_20_Zchn" style:display-name="Citavi Bibliography Subheading 5 Zchn"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style>
    <style:style style:name="Citavi_20_Bibliography_20_Subheading_20_6_20_Zchn" style:display-name="Citavi Bibliography Subheading 6 Zchn" style:family="text" style:parent-style-name="Default_20_Paragraph_20_Font">
      <style:text-properties fo:color="#1f3763"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Citavi_20_Bibliography_20_Subheading_20_7_20_Zchn" style:display-name="Citavi Bibliography Subheading 7 Zchn"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Citavi_20_Bibliography_20_Subheading_20_8_20_Zchn" style:display-name="Citavi Bibliography Subheading 8 Zchn"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age_20_number" style:display-name="page numbe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style:style>
    <style:style style:name="Intense_20_Emphasis" style:display-name="Intense Emphasis" style:family="text" style:parent-style-name="Default_20_Paragraph_20_Font">
      <style:text-properties fo:color="#4472c4" loext:opacity="100%" fo:font-style="italic" style:font-style-asian="italic"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ives_20_Zitat_20_Zchn" style:display-name="Intensives Zitat Zchn" style:family="text" style:parent-style-name="Default_20_Paragraph_20_Font">
      <style:text-properties fo:color="#4472c4" loext:opacity="100%" style:font-name="Times New Roman" fo:font-family="'Times New Roman'" style:font-family-generic="roman" style:font-pitch="variable" fo:font-size="12pt" fo:font-style="italic" style:font-size-asian="12pt" style:font-style-asian="italic" style:font-style-complex="italic"/>
    </style:style>
    <style:style style:name="Zitat_20_Zchn" style:display-name="Zitat Zchn" style:family="text" style:parent-style-name="Default_20_Paragraph_20_Font">
      <style:text-properties fo:color="#404040" loext:opacity="100%" style:font-name="Times New Roman" fo:font-family="'Times New Roman'" style:font-family-generic="roman" style:font-pitch="variable" fo:font-size="12pt" fo:font-style="italic" style:font-size-asian="12pt" style:font-style-asian="italic" style:font-style-complex="italic"/>
    </style:style>
    <style:style style:name="HTML_20_Variable" style:display-name="HTML Variable"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Vorformatiert_20_Zchn" style:display-name="HTML Vorformatiert Zchn"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Cite" style:display-name="HTML Cite" style:family="text" style:parent-style-name="Default_20_Paragraph_20_Font">
      <style:text-properties fo:font-style="italic" style:font-style-asian="italic" style:font-style-complex="italic"/>
    </style:style>
    <style:style style:name="HTML_20_Adresse_20_Zchn" style:display-name="HTML Adresse Zchn"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style-complex="italic"/>
    </style:style>
    <style:style style:name="HTML_20_Acronym" style:display-name="HTML Acronym" style:family="text" style:parent-style-name="Default_20_Paragraph_20_Font"/>
    <style:style style:name="Nur_20_Text_20_Zchn" style:display-name="Nur Text Zchn" style:family="text" style:parent-style-name="Default_20_Paragraph_20_Font">
      <style:text-properties style:font-name="Consolas" fo:font-family="Consolas" style:font-family-generic="roman" style:font-pitch="variable" fo:font-size="10.5pt" style:font-size-asian="10.5pt" style:font-size-complex="10.5pt"/>
    </style:style>
    <style:style style:name="Dokumentstruktur_20_Zchn" style:display-name="Dokumentstruktur Zchn"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Textkörper-Einzug_20_3_20_Zchn" style:display-name="Textkörper-Einzug 3 Zchn" style:family="text" style:parent-style-name="Default_20_Paragraph_20_Font">
      <style:text-properties style:font-name="Times New Roman" fo:font-family="'Times New Roman'" style:font-family-generic="roman" style:font-pitch="variable" fo:font-size="8pt" style:font-size-asian="8pt" style:font-size-complex="8pt"/>
    </style:style>
    <style:style style:name="Textkörper-Einzug_20_2_20_Zchn" style:display-name="Textkörper-Einzug 2 Zchn" style:family="text" style:parent-style-name="Default_20_Paragraph_20_Font">
      <style:text-properties style:font-name="Times New Roman" fo:font-family="'Times New Roman'" style:font-family-generic="roman" style:font-pitch="variable" fo:font-size="12pt" style:font-size-asian="12pt"/>
    </style:style>
    <style:style style:name="Textkörper_20_3_20_Zchn" style:display-name="Textkörper 3 Zchn" style:family="text" style:parent-style-name="Default_20_Paragraph_20_Font">
      <style:text-properties style:font-name="Times New Roman" fo:font-family="'Times New Roman'" style:font-family-generic="roman" style:font-pitch="variable" fo:font-size="8pt" style:font-size-asian="8pt" style:font-size-complex="8pt"/>
    </style:style>
    <style:style style:name="Textkörper_20_2_20_Zchn" style:display-name="Textkörper 2 Zchn" style:family="text" style:parent-style-name="Default_20_Paragraph_20_Font">
      <style:text-properties style:font-name="Times New Roman" fo:font-family="'Times New Roman'" style:font-family-generic="roman" style:font-pitch="variable" fo:font-size="12pt" style:font-size-asian="12pt"/>
    </style:style>
    <style:style style:name="Fuß_2f_-Endnotenüberschrift_20_Zchn" style:display-name="Fuß/-Endnotenüberschrift Zchn" style:family="text" style:parent-style-name="Default_20_Paragraph_20_Font">
      <style:text-properties style:font-name="Times New Roman" fo:font-family="'Times New Roman'" style:font-family-generic="roman" style:font-pitch="variable" fo:font-size="12pt" style:font-size-asian="12pt"/>
    </style:style>
    <style:style style:name="Textkörper-Zeileneinzug_20_Zchn" style:display-name="Textkörper-Zeileneinzug Zchn" style:family="text" style:parent-style-name="Default_20_Paragraph_20_Font">
      <style:text-properties style:font-name="Times New Roman" fo:font-family="'Times New Roman'" style:font-family-generic="roman" style:font-pitch="variable" fo:font-size="12pt" style:font-size-asian="12pt"/>
    </style:style>
    <style:style style:name="Textkörper-Erstzeileneinzug_20_2_20_Zchn" style:display-name="Textkörper-Erstzeileneinzug 2 Zchn" style:family="text" style:parent-style-name="Textkörper-Zeileneinzug_20_Zchn">
      <style:text-properties style:font-name="Times New Roman" fo:font-family="'Times New Roman'" style:font-family-generic="roman" style:font-pitch="variable" fo:font-size="12pt" style:font-size-asian="12pt"/>
    </style:style>
    <style:style style:name="Textkörper_20_Zchn" style:display-name="Textkörper Zchn" style:family="text" style:parent-style-name="Default_20_Paragraph_20_Font">
      <style:text-properties style:font-name="Times New Roman" fo:font-family="'Times New Roman'" style:font-family-generic="roman" style:font-pitch="variable" fo:font-size="12pt" style:font-size-asian="12pt"/>
    </style:style>
    <style:style style:name="Textkörper-Erstzeileneinzug_20_Zchn" style:display-name="Textkörper-Erstzeileneinzug Zchn" style:family="text" style:parent-style-name="Textkörper_20_Zchn">
      <style:text-properties style:font-name="Times New Roman" fo:font-family="'Times New Roman'" style:font-family-generic="roman" style:font-pitch="variable" fo:font-size="12pt" style:font-size-asian="12pt"/>
    </style:style>
    <style:style style:name="Datum_20_Zchn" style:display-name="Datum Zchn" style:family="text" style:parent-style-name="Default_20_Paragraph_20_Font">
      <style:text-properties style:font-name="Times New Roman" fo:font-family="'Times New Roman'" style:font-family-generic="roman" style:font-pitch="variable" fo:font-size="12pt" style:font-size-asian="12pt"/>
    </style:style>
    <style:style style:name="Anrede_20_Zchn" style:display-name="Anrede Zchn" style:family="text" style:parent-style-name="Default_20_Paragraph_20_Font">
      <style:text-properties style:font-name="Times New Roman" fo:font-family="'Times New Roman'" style:font-family-generic="roman" style:font-pitch="variable" fo:font-size="12pt" style:font-size-asian="12pt"/>
    </style:style>
    <style:style style:name="Nachrichtenkopf_20_Zchn" style:display-name="Nachrichtenkopf Zchn" style:family="text" style:parent-style-name="Default_20_Paragraph_20_Font">
      <style:text-properties style:font-name="Calibri Light" fo:font-family="'Calibri Light'" style:font-family-generic="roman" style:font-pitch="variable" fo:font-size="12pt" fo:background-color="#cccccc"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Unterschrift_20_Zchn" style:display-name="Unterschrift Zchn" style:family="text" style:parent-style-name="Default_20_Paragraph_20_Font">
      <style:text-properties style:font-name="Times New Roman" fo:font-family="'Times New Roman'" style:font-family-generic="roman" style:font-pitch="variable" fo:font-size="12pt" style:font-size-asian="12pt"/>
    </style:style>
    <style:style style:name="Grußformel_20_Zchn" style:display-name="Grußformel Zchn" style:family="text" style:parent-style-name="Default_20_Paragraph_20_Font">
      <style:text-properties style:font-name="Times New Roman" fo:font-family="'Times New Roman'" style:font-family-generic="roman" style:font-pitch="variable" fo:font-size="12pt" style:font-size-asian="12pt"/>
    </style:style>
    <style:style style:name="Makrotext_20_Zchn" style:display-name="Makrotext Zchn" style:family="text" style:parent-style-name="Default_20_Paragraph_20_Font">
      <style:text-properties style:font-name="Consolas" fo:font-family="Consolas" style:font-family-generic="roman" style:font-pitch="variable" fo:font-size="10pt" style:font-size-asian="10pt" style:font-size-complex="10pt"/>
    </style:style>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Kommentarthema_20_Zchn" style:display-name="Kommentarthema Zchn" style:family="text" style:parent-style-name="Kommentartext_20_Zchn">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fo:text-transform="uppercase" style:text-line-through-style="none" style:text-line-through-type="none" style:text-position="0% 100%" style:font-name="Times New Roman" fo:font-family="'Times New Roman'" style:font-family-generic="roman" style:font-pitch="variable" fo:font-size="16pt" fo:letter-spacing="0.035cm" fo:font-style="normal" fo:font-weight="bold" style:font-size-asian="16pt" style:font-style-asian="normal" style:font-weight-asian="bold" text:display="true"/>
    </style:style>
    <style:style style:name="ListLabel_20_2" style:display-name="ListLabel 2" style:family="text">
      <style:text-properties fo:text-transform="uppercase" style:text-line-through-style="none" style:text-line-through-type="none" style:text-position="0% 100%" style:font-name="Times New Roman" fo:font-family="'Times New Roman'" style:font-family-generic="roman" style:font-pitch="variable" fo:font-size="16pt" fo:letter-spacing="0.035cm" fo:font-style="normal" fo:font-weight="bold" style:font-size-asian="16pt" style:font-style-asian="normal" style:font-weight-asian="bold" text:display="tru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format="A" style:num-letter-sync="true"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I" style:print-orientation="portrait" fo:margin-top="2.499cm" fo:margin-bottom="2cm" fo:margin-left="3.501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7</meta:editing-cycles>
    <meta:creation-date>2021-01-07T12:33:05.576000000</meta:creation-date>
    <meta:editing-duration>PT1H17M54S</meta:editing-duration>
    <meta:generator>LibreOffice/7.0.3.1$Windows_X86_64 LibreOffice_project/d7547858d014d4cf69878db179d326fc3483e082</meta:generator>
    <dc:date>2021-01-08T09:23:42.695000000</dc:date>
    <meta:document-statistic meta:table-count="0" meta:image-count="0" meta:object-count="0" meta:page-count="4" meta:paragraph-count="19" meta:word-count="883" meta:character-count="6900" meta:non-whitespace-character-count="60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tandard1" xlink:href="../../AppData/Roaming/LibreOffice/4/user/template/Standard1.ott" meta:date="2021-01-07T12:33:04.745000000"/>
  </office:meta>
</office:document-meta>
</file>